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9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20.749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3.164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2.23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00ca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19" style:family="table-cell" style:parent-style-name="Default">
      <style:table-cell-properties fo:border-bottom="0.74pt solid #cccccc" fo:background-color="#ffffff" style:diagonal-bl-tr="none" style:diagonal-tl-br="none" fo:border-left="none" fo:border-right="none" style:rotation-align="none" fo:border-top="0.74pt solid #cccccc"/>
    </style:style>
    <style:style style:name="ce15" style:family="table-cell" style:parent-style-name="Default">
      <style:table-cell-properties fo:background-color="#00caca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Grupo 1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omo un usuario, necesito un cuadro de texto, con la finalidad de ingresar mi DNI</text:p>
          </table:table-cell>
          <table:table-cell table:style-name="ce13"/>
          <table:table-cell table:style-name="ce15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mo un usuario, necesito un cuadro de texto, con la finalidad de ingresar mi contraseñ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4" calcext:value-type="float">
            <text:p>4</text:p>
          </table:table-cell>
          <table:table-cell table:style-name="ce13" office:value-type="string" calcext:value-type="string">
            <text:p>Como un usuario, necesito un botón, con la finalidad de ver los cliente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Como un usuario, necesito un calendario, con la finalidad de ver los próximos eventos 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Como un usuario, necesito un botón, con la finalidad de cerrar sesión.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Como un usuario, necesito un cuadro de texto, con la finalidad de corroborar mi ingreso a la págin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Como un usuario, necesito un botón, con la finalidad de ir al poder judicial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Como un usuario, quiero un botón, con la finalidad de descargar la información del caso hasta el moment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Como un usuario, necesito un botón, con la finalidad de ir a la página de MEV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1" calcext:value-type="float">
            <text:p>11</text:p>
          </table:table-cell>
          <table:table-cell table:style-name="ce13" office:value-type="string" calcext:value-type="string">
            <text:p>Como un usuario, necesito un cuadro de texto, con la finalidad de ver previamente la información del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Como un usuario, necesito un botón, con la finalidad de eliminar un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3" calcext:value-type="float">
            <text:p>13</text:p>
          </table:table-cell>
          <table:table-cell table:style-name="ce13" office:value-type="string" calcext:value-type="string">
            <text:p>Como un usuario, necesito un botón, con la finalidad de agregar un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4" calcext:value-type="float">
            <text:p>14</text:p>
          </table:table-cell>
          <table:table-cell table:style-name="ce13" office:value-type="string" calcext:value-type="string">
            <text:p>Como un usuario, necesito un botón, con la finalidad de filtrar los clientes por categoría y etap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Como un usuario, necesito un cuadro de texto, con la finalidad de buscar entre los cliente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6" calcext:value-type="float">
            <text:p>16</text:p>
          </table:table-cell>
          <table:table-cell table:style-name="ce13" office:value-type="string" calcext:value-type="string">
            <text:p>Como un usuario, necesito cuadros de texto, con la finalidad de ingresar los datos del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8" calcext:value-type="float">
            <text:p>18</text:p>
          </table:table-cell>
          <table:table-cell table:style-name="ce13" office:value-type="string" calcext:value-type="string">
            <text:p>Como un usuario, necesito cuadros de texto, con la finalidad de ingresar la información del cliente y su cas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9" calcext:value-type="float">
            <text:p>19</text:p>
          </table:table-cell>
          <table:table-cell table:style-name="ce13" office:value-type="string" calcext:value-type="string">
            <text:p>Como un usuario, necesito viñetas, con la finalidad de marcar la progresión de las etapa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Como un usuario, necesito viñetas, con la finalidad de marcar los eventos pasad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1" calcext:value-type="float">
            <text:p>21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2" calcext:value-type="float">
            <text:p>22</text:p>
          </table:table-cell>
          <table:table-cell table:style-name="ce13" office:value-type="string" calcext:value-type="string">
            <text:p>Como un usuario, necesito cuadros de texto, con la finalidad de ingresar la fecha, hora y motivo de un encuentr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3" calcext:value-type="float">
            <text:p>23</text:p>
          </table:table-cell>
          <table:table-cell table:style-name="ce13" office:value-type="string" calcext:value-type="string">
            <text:p>Como usuario necesito un botón con la finalidad de marcar el progreso de las etapas del cas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4" calcext:value-type="float">
            <text:p>24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Como desarrollador, necesito un Estudio de Viabilidad, con la finalidad de conocer las viabilidad de mi proyec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6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26" calcext:value-type="float">
            <text:p>26</text:p>
          </table:table-cell>
          <table:table-cell table:style-name="ce14" office:value-type="string" calcext:value-type="string">
            <text:p>Como desarrollador , necesito un Project Charter, con la finalidad de conocer información del proyec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Como desarrollador, necesito Encuestas, con la finalidad de conocer al cliente y usuarios del proyec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Como desarrollador, necesito un Objetivo, con la finalidad de plantear una solución para la problemática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29" calcext:value-type="float">
            <text:p>29</text:p>
          </table:table-cell>
          <table:table-cell table:style-name="ce14" office:value-type="string" calcext:value-type="string">
            <text:p>Como desarrollador, necesito un Alcance, con la finalidad de determinar que áreas no cubrirá mi proyec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0" calcext:value-type="float">
            <text:p>30</text:p>
          </table:table-cell>
          <table:table-cell table:style-name="ce14" office:value-type="string" calcext:value-type="string">
            <text:p>Como desarrollador, necesito un Límite, con la finalidad de determinar hasta que áreas cubrir{a mi proyec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1" calcext:value-type="float">
            <text:p>31</text:p>
          </table:table-cell>
          <table:table-cell table:style-name="ce14" office:value-type="string" calcext:value-type="string">
            <text:p>Como desarrollador, necesito un Diagrama de Contexto 0, con la finalidad de conocer las interacciones del sistema con la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Como desarrollador, necesito un Diagrama de Contexto 1, con la finalidad de conocer las interacciones del sistema con la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Como desarrollador, necesito un Modelo de Entidad-Relación, con la finalidad de conocer la estructura de la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4" calcext:value-type="float">
            <text:p>34</text:p>
          </table:table-cell>
          <table:table-cell table:style-name="ce14" office:value-type="string" calcext:value-type="string">
            <text:p>Como desarrollador, necesito un Modelo Relacional, con la finalidad de conocer las tablas y relaciones de mi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Como desarrollador, necesito un Diseño del login, con la finalidad de conocer como se realizará esta pantalla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6" calcext:value-type="float">
            <text:p>36</text:p>
          </table:table-cell>
          <table:table-cell table:style-name="ce14" office:value-type="string" calcext:value-type="string">
            <text:p>Como desarrollador, necesito un Diseño de la pantalla principal, con la finalidad de conocer como se realizará esta pantalla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7" calcext:value-type="float">
            <text:p>37</text:p>
          </table:table-cell>
          <table:table-cell table:style-name="ce14" office:value-type="string" calcext:value-type="string">
            <text:p>Como desarrollador, necesito un Diseño de la pantalla de clientes, con la finalidad de conocer como se realizará esta pantalla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8" calcext:value-type="float">
            <text:p>38</text:p>
          </table:table-cell>
          <table:table-cell table:style-name="ce14" office:value-type="string" calcext:value-type="string">
            <text:p>Como desarrollador, necesito un Diseño de la pantalla de casos, con la finalidad de conocer como se realizará esta pantalla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9" calcext:value-type="float">
            <text:p>39</text:p>
          </table:table-cell>
          <table:table-cell table:style-name="ce14" office:value-type="string" calcext:value-type="string">
            <text:p>Como desarrollador, necesito un Presupuesto, con la finalidad de conocer la financiación y gastos del proyec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0" calcext:value-type="float">
            <text:p>40</text:p>
          </table:table-cell>
          <table:table-cell table:style-name="ce14" office:value-type="string" calcext:value-type="string">
            <text:p>Como desarrollador, necesito una Base de Datos, con la finalidad de almacenar información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1" calcext:value-type="float">
            <text:p>41</text:p>
          </table:table-cell>
          <table:table-cell table:style-name="ce14" office:value-type="string" calcext:value-type="string">
            <text:p>Como desarrollador, necesito un Testeo de la base de datos, con la finalidad de verificar su correcto funcionamien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Como desarrollador, necesito consultas de la base de datos, con la finalidad de verificar su correcto funcionamien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Como desarrollador, necesito un formulario de login, con la finalidad de verificar los datos del usuari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4" calcext:value-type="float">
            <text:p>44</text:p>
          </table:table-cell>
          <table:table-cell table:style-name="ce14" office:value-type="string" calcext:value-type="string">
            <text:p>Como desarrollador, necesito un botón, con la finalidad de validar los datos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5" calcext:value-type="float">
            <text:p>45</text:p>
          </table:table-cell>
          <table:table-cell table:style-name="ce14" office:value-type="string" calcext:value-type="string">
            <text:p>Como desarrollador, necesito un formulario de clientes, con la finalidad de guardar información en la base de datos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6" calcext:value-type="float">
            <text:p>46</text:p>
          </table:table-cell>
          <table:table-cell table:style-name="ce14" office:value-type="string" calcext:value-type="string">
            <text:p>Como desarrollador, necesito un botón, con la finalidad de dar de alta un cliente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7" calcext:value-type="float">
            <text:p>47</text:p>
          </table:table-cell>
          <table:table-cell table:style-name="ce14" office:value-type="string" calcext:value-type="string">
            <text:p>Como desarrollador, necesito un botón, con la finalidad de dar de baja un cliente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8" calcext:value-type="float">
            <text:p>48</text:p>
          </table:table-cell>
          <table:table-cell table:style-name="ce14" office:value-type="string" calcext:value-type="string">
            <text:p>Como desarrollador, necesito un formulario de casos, con la finalidad de guardar información en la base de datos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9" calcext:value-type="float">
            <text:p>49</text:p>
          </table:table-cell>
          <table:table-cell table:style-name="ce14" office:value-type="string" calcext:value-type="string">
            <text:p>Como desarrollador, necesito un botón, con la finalidad de dar de alta un caso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Como desarrollador, necesito un botón, con la finalidad de dar de alta un baja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51" calcext:value-type="float">
            <text:p>51</text:p>
          </table:table-cell>
          <table:table-cell table:style-name="ce14" office:value-type="string" calcext:value-type="string">
            <text:p>Como desarrollador, necesito un formulario de etapas, con la finalidad de guardar información en la base de datos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52" calcext:value-type="float">
            <text:p>52</text:p>
          </table:table-cell>
          <table:table-cell table:style-name="ce14" office:value-type="string" calcext:value-type="string">
            <text:p>Como desarrollador, necesito un botón, con la finalidad de cerrar una etapa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17"/>
          <table:table-cell table:style-name="Default" table:number-columns-repeated="4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19"/>
          <table:table-cell table:style-name="Default" table:number-columns-repeated="4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19"/>
          <table:table-cell table:style-name="Default" table:number-columns-repeated="4"/>
          <table:table-cell table:number-columns-repeated="1017"/>
        </table:table-row>
        <table:table-row table:style-name="ro3" table:number-rows-repeated="7">
          <table:table-cell/>
          <table:table-cell table:style-name="Default" table:number-columns-repeated="6"/>
          <table:table-cell table:number-columns-repeated="1017"/>
        </table:table-row>
        <table:table-row table:style-name="ro3" table:number-rows-repeated="11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currency-style style:name="N10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6">
      <number:currency-symbol/>
      <number:text> -</number:text>
      <number:number number:decimal-places="0" number:min-decimal-places="0" number:min-integer-digits="1" number:grouping="true"/>
      <style:map style:condition="value()&gt;=0" style:apply-style-name="N106P0"/>
    </number:currency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4P2" style:volatile="true">
      <number:currency-symbol/>
      <number:text> </number:text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2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2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cm" fo:margin-bottom="1.9cm" fo:margin-left="0.6cm" fo:margin-right="0.6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print-date>2013-11-17T19:01:11</meta:print-date>
    <meta:creation-date>2012-09-02T03:53:17</meta:creation-date>
    <dc:date>2022-08-07T21:13:58.560000000</dc:date>
    <meta:generator>LibreOffice/7.1.5.2$Windows_x86 LibreOffice_project/85f04e9f809797b8199d13c421bd8a2b025d52b5</meta:generator>
    <meta:editing-duration>PT55M24S</meta:editing-duration>
    <meta:editing-cycles>11</meta:editing-cycles>
    <meta:document-statistic meta:table-count="1" meta:cell-count="18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